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cf6" officeooo:paragraph-rsid="0004acf6"/>
    </style:style>
    <style:style style:name="P2" style:family="paragraph" style:parent-style-name="Standard">
      <style:text-properties officeooo:rsid="0004ca8b" officeooo:paragraph-rsid="0004c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Run</text:p>
      <text:p text:style-name="P1">sudo docker run -it –rm –name tcanvas tcanvas:v1</text:p>
      <text:p text:style-name="P2">Docker Build</text:p>
      <text:p text:style-name="P2">sudo docker build -t tcanvas:v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5:42:25.772581313</meta:creation-date>
    <dc:date>2018-02-09T17:07:00.594301757</dc:date>
    <meta:editing-duration>PT6M</meta:editing-duration>
    <meta:editing-cycles>1</meta:editing-cycles>
    <meta:document-statistic meta:table-count="0" meta:image-count="0" meta:object-count="0" meta:page-count="1" meta:paragraph-count="4" meta:word-count="17" meta:character-count="101" meta:non-whitespace-character-count="88"/>
    <meta:generator>LibreOffice/5.1.6.2$Linux_X86_64 LibreOffice_project/10m0$Build-2</meta:generator>
  </office:meta>
</office:document-meta>
</file>